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3a2" officeooo:paragraph-rsid="001c03a2"/>
    </style:style>
    <style:style style:name="P2" style:family="paragraph" style:parent-style-name="Standard">
      <style:text-properties officeooo:rsid="001db96c" officeooo:paragraph-rsid="001db96c"/>
    </style:style>
    <style:style style:name="P3" style:family="paragraph" style:parent-style-name="Standard">
      <style:text-properties officeooo:rsid="001db96c" officeooo:paragraph-rsid="001e9f61"/>
    </style:style>
    <style:style style:name="P4" style:family="paragraph" style:parent-style-name="Standard">
      <style:text-properties fo:font-size="15pt" officeooo:rsid="001c03a2" officeooo:paragraph-rsid="001c03a2" style:font-size-asian="15pt" style:font-size-complex="15pt"/>
    </style:style>
    <style:style style:name="P5" style:family="paragraph" style:parent-style-name="Standard">
      <style:text-properties fo:font-size="18pt" fo:font-weight="bold" officeooo:rsid="001c03a2" officeooo:paragraph-rsid="001c03a2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officeooo:rsid="001c03a2" officeooo:paragraph-rsid="001c03a2" style:font-size-asian="18pt" style:font-size-complex="18pt"/>
    </style:style>
    <style:style style:name="P7" style:family="paragraph" style:parent-style-name="Standard">
      <style:text-properties fo:font-size="12pt" officeooo:rsid="001ed157" officeooo:paragraph-rsid="001ed157" style:font-size-asian="10.5pt" style:font-size-complex="12pt"/>
    </style:style>
    <style:style style:name="P8" style:family="paragraph" style:parent-style-name="Standard">
      <style:text-properties fo:font-size="12pt" officeooo:rsid="001e9f61" officeooo:paragraph-rsid="001e9f61" style:font-size-asian="10.5pt" style:font-size-complex="12pt"/>
    </style:style>
    <style:style style:name="P9" style:family="paragraph" style:parent-style-name="Standard">
      <style:text-properties officeooo:rsid="001ed157" officeooo:paragraph-rsid="001ed157"/>
    </style:style>
    <style:style style:name="P10" style:family="paragraph" style:parent-style-name="Standard">
      <style:text-properties style:text-line-through-style="none" style:text-line-through-type="none" fo:font-size="15pt" officeooo:rsid="001c03a2" officeooo:paragraph-rsid="001c03a2" style:font-size-asian="15pt" style:font-size-complex="15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db96c"/>
    </style:style>
    <style:style style:name="T3" style:family="text">
      <style:text-properties officeooo:rsid="001db96c"/>
    </style:style>
    <style:style style:name="T4" style:family="text">
      <style:text-properties fo:font-size="12pt" officeooo:rsid="001e9f61" style:font-size-asian="10.5pt" style:font-size-complex="12pt"/>
    </style:style>
    <style:style style:name="T5" style:family="text">
      <style:text-properties officeooo:rsid="001e9f61"/>
    </style:style>
    <style:style style:name="T6" style:family="text">
      <style:text-properties officeooo:rsid="001f7afb"/>
    </style:style>
    <style:style style:name="T7" style:family="text">
      <style:text-properties officeooo:rsid="001fe039"/>
    </style:style>
    <style:style style:name="T8" style:family="text">
      <style:text-properties fo:font-size="15pt" officeooo:rsid="001fe039" style:font-size-asian="15pt" style:font-size-complex="15pt"/>
    </style:style>
    <style:style style:name="T9" style:family="text">
      <style:text-properties fo:font-size="15pt" officeooo:rsid="00237961" style:font-size-asian="15pt" style:font-size-complex="15pt"/>
    </style:style>
    <style:style style:name="T10" style:family="text">
      <style:text-properties officeooo:rsid="00237961"/>
    </style:style>
    <style:style style:name="T11" style:family="text">
      <style:text-properties officeooo:rsid="002724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 scraping </text:p>
      <text:p text:style-name="P6"/>
      <text:p text:style-name="P4"><text:span text:style-name="T3">C</text:span>’est quoi <text:span text:style-name="T10">le web scraping</text:span>?</text:p>
      <text:p text:style-name="P1">-<text:span text:style-name="T3">C’est une </text:span><text:span text:style-name="T7">extension du navigateur <text:s/>disponible sur chrome ou firefox </text:span><text:span text:style-name="T10">qui sert à</text:span><text:span text:style-name="T3"> récupérer <text:s/>des données d’un autre site.</text:span></text:p>
      <text:p text:style-name="P1"/>
      <text:p text:style-name="P1">-<text:span text:style-name="T8">Quelles </text:span><text:span text:style-name="T9">sont les </text:span><text:span text:style-name="T8"><text:s/>données?</text:span></text:p>
      <text:p text:style-name="P3">Les données en question que l’on peut récupérer <text:span text:style-name="T5">sont nombreuses , </text:span></text:p>
      <text:p text:style-name="P3"><text:span text:style-name="T5">par exemple il y a les <text:s/>adresse mails ou téléphones des visiteurs </text:span><text:span text:style-name="T7">du site </text:span><text:span text:style-name="T5">aient laissé leur contacts,</text:span></text:p>
      <text:p text:style-name="P9">Il permet aussi de récupérer les avis des clients <text:span text:style-name="T6">sur un élément précis </text:span>, comme <text:span text:style-name="T6">une entreprise ou un produit, </text:span></text:p>
      <text:p text:style-name="P3"/>
      <text:p text:style-name="P3"/>
      <text:p text:style-name="P2"/>
      <text:p text:style-name="P4">-<text:span text:style-name="T10">P</text:span>ourquoi faire du web scraping?</text:p>
      <text:p text:style-name="P4">-<text:span text:style-name="T4">Afin de faire de la prospection,</text:span></text:p>
      <text:p text:style-name="P8">pouvoir faire une moyens des prix d’un élément,</text:p>
      <text:p text:style-name="P7">pouvoir surveiller ses concurrents,</text:p>
      <text:p text:style-name="P7">cibler les besoins des clients</text:p>
      <text:p text:style-name="P7"/>
      <text:p text:style-name="P1"/>
      <text:p text:style-name="P4">-<text:span text:style-name="T3">Q</text:span>uels sont les outils?</text:p>
      <text:p text:style-name="P10"/>
      <text:p text:style-name="P4"><text:span text:style-name="T1">- </text:span><text:span text:style-name="T2">E</text:span><text:span text:style-name="T1">st-ce légal?</text:span></text:p>
      <text:p text:style-name="P4"/>
      <text:p text:style-name="P4">-<text:span text:style-name="T3">O</text:span>ù apprendre le web scraping?</text:p>
      <text:p text:style-name="P4"/>
      <text:p text:style-name="P4">-<text:span text:style-name="T3">L</text:span>es avantages?</text:p>
      <text:p text:style-name="P7">-<text:span text:style-name="T11">Il</text:span> permet de récolter des données rapidement , automatiquement et en grande quantité,</text:p>
      <text:p text:style-name="P7"/>
      <text:p text:style-name="P4">-<text:span text:style-name="T3">L</text:span>es inconvénients?</text:p>
      <text:p text:style-name="P4"/>
      <text:p text:style-name="P4">-<text:span text:style-name="T3">C</text:span>onclusion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9:40:32.267224645</meta:creation-date>
    <dc:date>2023-12-07T15:02:06.790569975</dc:date>
    <meta:editing-duration>P1DT4H29M2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37" meta:character-count="840" meta:non-whitespace-character-count="715"/>
  </office:meta>
</office:document-meta>
</file>